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ProducerCollector.scanFile( File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ventProducerCollector.EventProducerCol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Collector.createMethodModel( JavaMethod metho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EventProducerCollector.processEventProducerInterface( Java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ProducerCollector.createDocletTa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Collector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Collector.saveModelToXML( File mode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Collector.implementsInterface( JavaClass clazz , String int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